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30000017C4E9E37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254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99cm" svg:height="14.586cm" svg:x="7.985cm" svg:y="8.004cm">
          <draw:image xlink:href="Pictures/10000201000000D30000017C4E9E37E1.png" xlink:type="simple" xlink:show="embed" xlink:actuate="onLoad">
            <text:p/>
          </draw:image>
        </draw:frame>
        <draw:frame draw:style-name="gr2" draw:text-style-name="P2" draw:layer="layout" svg:width="3.097cm" svg:height="0.806cm" svg:x="13.7cm" svg:y="7.35cm">
          <draw:text-box>
            <text:p><text:span text:style-name="T1">Project Title</text:span></text:p>
          </draw:text-box>
        </draw:frame>
        <draw:line draw:style-name="gr3" draw:text-style-name="P1" draw:layer="layout" svg:x1="14.335cm" svg:y1="7.985cm" svg:x2="13.542cm" svg:y2="8.276cm">
          <text:p/>
        </draw:line>
        <draw:frame draw:style-name="gr2" draw:text-style-name="P2" draw:layer="layout" svg:width="3.588cm" svg:height="0.806cm" svg:x="3.54cm" svg:y="9.719cm">
          <draw:text-box>
            <text:p><text:span text:style-name="T1">Source Group</text:span></text:p>
          </draw:text-box>
        </draw:frame>
        <draw:frame draw:style-name="gr2" draw:text-style-name="P2" draw:layer="layout" svg:width="3.872cm" svg:height="0.806cm" svg:x="15.16cm" svg:y="10.354cm">
          <draw:text-box>
            <text:p><text:span text:style-name="T1">Up-to-date files</text:span></text:p>
          </draw:text-box>
        </draw:frame>
        <draw:frame draw:style-name="gr2" draw:text-style-name="P2" draw:layer="layout" svg:width="3.698cm" svg:height="0.806cm" svg:x="3.891cm" svg:y="14.276cm">
          <draw:text-box>
            <text:p><text:span text:style-name="T1">File being built</text:span></text:p>
          </draw:text-box>
        </draw:frame>
        <draw:frame draw:style-name="gr2" draw:text-style-name="P2" draw:layer="layout" svg:width="4.037cm" svg:height="0.806cm" svg:x="14.298cm" svg:y="14.954cm">
          <draw:text-box>
            <text:p><text:span text:style-name="T1">Out-of-date files</text:span></text:p>
          </draw:text-box>
        </draw:frame>
        <draw:frame draw:style-name="gr2" draw:text-style-name="P2" draw:layer="layout" svg:width="3.072cm" svg:height="0.806cm" svg:x="4.81cm" svg:y="19.244cm">
          <draw:text-box>
            <text:p><text:span text:style-name="T1">Build status</text:span></text:p>
          </draw:text-box>
        </draw:frame>
        <draw:line draw:style-name="gr3" draw:text-style-name="P1" draw:layer="layout" svg:x1="15.318cm" svg:y1="10.73cm" svg:x2="13.455cm" svg:y2="10.889cm">
          <text:p/>
        </draw:line>
        <draw:line draw:style-name="gr3" draw:text-style-name="P1" draw:layer="layout" svg:x1="7.419cm" svg:y1="14.698cm" svg:x2="8.998cm" svg:y2="15.542cm">
          <text:p/>
        </draw:line>
        <draw:line draw:style-name="gr3" draw:text-style-name="P1" draw:layer="layout" svg:x1="15.246cm" svg:y1="15.76cm" svg:x2="13.402cm" svg:y2="16.829cm">
          <text:p/>
        </draw:line>
        <draw:line draw:style-name="gr3" draw:text-style-name="P1" draw:layer="layout" svg:x1="6.715cm" svg:y1="20.05cm" svg:x2="8.919cm" svg:y2="21.759cm">
          <text:p/>
        </draw:line>
        <draw:line draw:style-name="gr3" draw:text-style-name="P1" draw:layer="layout" svg:x1="6.959cm" svg:y1="10.054cm" svg:x2="7.985cm" svg:y2="10.0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than Yoder</meta:initial-creator>
    <meta:creation-date>2009-01-28T12:02:37.03</meta:creation-date>
    <dc:date>2010-08-05T06:04:29</dc:date>
    <meta:editing-duration>PT00H16M42S</meta:editing-duration>
    <meta:editing-cycles>5</meta:editing-cycles>
    <meta:generator>OpenOffice.org/3.2$Linux OpenOffice.org_project/320m12$Build-9483</meta:generator>
    <dc:creator>DarkWyrm </dc:creator>
    <meta:document-statistic meta:object-count="13"/>
  </office:meta>
</office:document-meta>
</file>